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3" style:family="paragraph" style:parent-style-name="Standard">
      <style:paragraph-properties fo:margin-top="0in" fo:margin-bottom="0.139in" style:contextual-spacing="false" fo:line-height="115%"/>
    </style:style>
    <style:style style:name="P4"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2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2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2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4" style:family="paragraph" style:parent-style-name="Standard">
      <style:paragraph-properties fo:margin-top="0in" fo:margin-bottom="0.139in" style:contextual-spacing="false" fo:line-height="115%"/>
    </style:style>
    <style:style style:name="P25" style:family="paragraph" style:parent-style-name="Standard">
      <style:paragraph-properties fo:margin-top="0in" fo:margin-bottom="0.139in" style:contextual-spacing="false" fo:line-height="115%"/>
      <style:text-properties officeooo:paragraph-rsid="0021c59e"/>
    </style:style>
    <style:style style:name="P26" style:family="paragraph" style:parent-style-name="Standard">
      <style:paragraph-properties fo:margin-top="0in" fo:margin-bottom="0.139in" style:contextual-spacing="false" fo:line-height="115%"/>
      <style:text-properties officeooo:paragraph-rsid="00240889"/>
    </style:style>
    <style:style style:name="P27" style:family="paragraph" style:parent-style-name="Standard" style:list-style-name="L1">
      <style:paragraph-properties fo:margin-top="0in" fo:margin-bottom="0.139in" style:contextual-spacing="false" fo:line-height="115%"/>
      <style:text-properties officeooo:paragraph-rsid="00240889"/>
    </style:style>
    <style:style style:name="P28" style:family="paragraph" style:parent-style-name="Standard" style:list-style-name="L1">
      <style:paragraph-properties fo:margin-top="0in" fo:margin-bottom="0.139in" style:contextual-spacing="false" fo:line-height="115%"/>
      <style:text-properties officeooo:paragraph-rsid="00243d97"/>
    </style:style>
    <style:style style:name="P29" style:family="paragraph" style:parent-style-name="Standard" style:list-style-name="L1">
      <style:paragraph-properties fo:margin-top="0in" fo:margin-bottom="0.139in" style:contextual-spacing="false" fo:line-height="115%"/>
      <style:text-properties officeooo:paragraph-rsid="002c55c2"/>
    </style:style>
    <style:style style:name="P30" style:family="paragraph" style:parent-style-name="Standard" style:list-style-name="L1">
      <style:paragraph-properties fo:margin-top="0in" fo:margin-bottom="0.139in" style:contextual-spacing="false" fo:line-height="115%"/>
      <style:text-properties officeooo:paragraph-rsid="002ca1fc"/>
    </style:style>
    <style:style style:name="P31" style:family="paragraph" style:parent-style-name="Standard" style:list-style-name="L1">
      <style:paragraph-properties fo:margin-top="0in" fo:margin-bottom="0.139in" style:contextual-spacing="false" fo:line-height="115%"/>
      <style:text-properties officeooo:paragraph-rsid="00304d6e"/>
    </style:style>
    <style:style style:name="P32" style:family="paragraph" style:parent-style-name="Standard" style:list-style-name="L1">
      <style:paragraph-properties fo:margin-top="0in" fo:margin-bottom="0.139in" style:contextual-spacing="false" fo:line-height="115%"/>
      <style:text-properties officeooo:paragraph-rsid="00331e06"/>
    </style:style>
    <style:style style:name="P33" style:family="paragraph" style:parent-style-name="Standard">
      <style:paragraph-properties fo:margin-top="0in" fo:margin-bottom="0.139in" style:contextual-spacing="false" fo:line-height="115%"/>
      <style:text-properties officeooo:paragraph-rsid="00243d97"/>
    </style:style>
    <style:style style:name="P34" style:family="paragraph" style:parent-style-name="Standard">
      <style:paragraph-properties fo:margin-top="0in" fo:margin-bottom="0.139in" style:contextual-spacing="false" fo:line-height="115%"/>
      <style:text-properties officeooo:paragraph-rsid="00293be1"/>
    </style:style>
    <style:style style:name="P35" style:family="paragraph" style:parent-style-name="Standard">
      <style:paragraph-properties fo:margin-top="0in" fo:margin-bottom="0.139in" style:contextual-spacing="false" fo:line-height="115%"/>
      <style:text-properties officeooo:paragraph-rsid="002a7779"/>
    </style:style>
    <style:style style:name="P36" style:family="paragraph" style:parent-style-name="Standard">
      <style:paragraph-properties fo:margin-top="0in" fo:margin-bottom="0.139in" style:contextual-spacing="false" fo:line-height="115%"/>
      <style:text-properties officeooo:paragraph-rsid="002a79b4"/>
    </style:style>
    <style:style style:name="P37" style:family="paragraph" style:parent-style-name="Standard">
      <style:paragraph-properties fo:margin-top="0in" fo:margin-bottom="0.139in" style:contextual-spacing="false" fo:line-height="115%"/>
      <style:text-properties officeooo:paragraph-rsid="002c55c2"/>
    </style:style>
    <style:style style:name="P38" style:family="paragraph" style:parent-style-name="Standard">
      <style:paragraph-properties fo:margin-top="0in" fo:margin-bottom="0.139in" style:contextual-spacing="false" fo:line-height="115%"/>
      <style:text-properties officeooo:paragraph-rsid="002ca1fc"/>
    </style:style>
    <style:style style:name="P39" style:family="paragraph" style:parent-style-name="Standard">
      <style:paragraph-properties fo:margin-top="0in" fo:margin-bottom="0.139in" style:contextual-spacing="false" fo:line-height="115%"/>
      <style:text-properties officeooo:paragraph-rsid="002fdaf4"/>
    </style:style>
    <style:style style:name="P40" style:family="paragraph" style:parent-style-name="Standard">
      <style:paragraph-properties fo:margin-top="0in" fo:margin-bottom="0.139in" style:contextual-spacing="false" fo:line-height="115%"/>
      <style:text-properties officeooo:paragraph-rsid="00304d6e"/>
    </style:style>
    <style:style style:name="P41" style:family="paragraph" style:parent-style-name="Standard">
      <style:paragraph-properties fo:margin-top="0in" fo:margin-bottom="0.139in" style:contextual-spacing="false" fo:line-height="115%"/>
      <style:text-properties officeooo:paragraph-rsid="00331e06"/>
    </style:style>
    <style:style style:name="P42" style:family="paragraph" style:parent-style-name="Standard">
      <style:paragraph-properties fo:margin-top="0in" fo:margin-bottom="0.139in" style:contextual-spacing="false" fo:line-height="115%"/>
      <style:text-properties officeooo:paragraph-rsid="0036d737"/>
    </style:style>
    <style:style style:name="P43" style:family="paragraph" style:parent-style-name="Standard">
      <style:paragraph-properties fo:margin-top="0in" fo:margin-bottom="0.139in" style:contextual-spacing="false" fo:line-height="115%"/>
      <style:text-properties officeooo:paragraph-rsid="00385ec8"/>
    </style:style>
    <style:style style:name="P44" style:family="paragraph" style:parent-style-name="Standard">
      <style:paragraph-properties fo:margin-top="0in" fo:margin-bottom="0.139in" style:contextual-spacing="false" fo:line-height="115%"/>
      <style:text-properties officeooo:paragraph-rsid="003ad3b2"/>
    </style:style>
    <style:style style:name="P45" style:family="paragraph" style:parent-style-name="Standard">
      <style:paragraph-properties fo:margin-top="0in" fo:margin-bottom="0.139in" style:contextual-spacing="false" fo:line-height="115%"/>
      <style:text-properties officeooo:paragraph-rsid="003c9c6c"/>
    </style:style>
    <style:style style:name="P46" style:family="paragraph" style:parent-style-name="Standard">
      <style:paragraph-properties fo:margin-top="0in" fo:margin-bottom="0.139in" style:contextual-spacing="false" fo:line-height="115%"/>
      <style:text-properties officeooo:paragraph-rsid="00412da6"/>
    </style:style>
    <style:style style:name="P47" style:family="paragraph" style:parent-style-name="Standard">
      <style:paragraph-properties fo:margin-top="0in" fo:margin-bottom="0.139in" style:contextual-spacing="false" fo:line-height="115%"/>
      <style:text-properties officeooo:paragraph-rsid="00430417"/>
    </style:style>
    <style:style style:name="P48" style:family="paragraph" style:parent-style-name="Standard">
      <style:paragraph-properties fo:margin-top="0in" fo:margin-bottom="0.139in" style:contextual-spacing="false" fo:line-height="115%"/>
      <style:text-properties officeooo:paragraph-rsid="004631aa"/>
    </style:style>
    <style:style style:name="P49"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50"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51" style:family="paragraph" style:parent-style-name="Standard" style:list-style-name="L1">
      <style:paragraph-properties fo:margin-top="0in" fo:margin-bottom="0.139in" style:contextual-spacing="false" fo:line-height="115%"/>
      <style:text-properties fo:color="#000000" loext:opacity="100%" officeooo:rsid="002e703a" officeooo:paragraph-rsid="002e703a" fo:background-color="transparent"/>
    </style:style>
    <style:style style:name="P5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5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5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5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5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5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5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631aa" fo:background-color="transparent" style:font-size-asian="11pt" style:font-weight-asian="normal"/>
    </style:style>
    <style:style style:name="P59"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60"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61"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62"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63"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64"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65"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66" style:family="paragraph" style:parent-style-name="Standard" style:list-style-name="L1">
      <style:paragraph-properties fo:margin-top="0in" fo:margin-bottom="0.139in" style:contextual-spacing="false" fo:line-height="115%"/>
      <style:text-properties officeooo:rsid="003b9ced" officeooo:paragraph-rsid="003b9ced"/>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bold" style:font-size-asian="11pt" style:font-weight-asian="bold"/>
    </style:style>
    <style:style style:name="T27" style:family="text">
      <style:text-properties style:font-name="Calibri" fo:font-size="11pt" fo:language="en" fo:country="none" fo:font-weight="bold" officeooo:rsid="0021c59e" style:font-size-asian="11pt" style:font-weight-asian="bold"/>
    </style:style>
    <style:style style:name="T28" style:family="text">
      <style:text-properties style:font-name="Calibri" fo:font-size="11pt" fo:language="en" fo:country="none" fo:font-weight="bold" officeooo:rsid="00243d97" style:font-size-asian="11pt" style:font-weight-asian="bold"/>
    </style:style>
    <style:style style:name="T29" style:family="text">
      <style:text-properties style:font-name="Calibri" fo:font-size="11pt" fo:language="en" fo:country="none" fo:font-weight="bold" officeooo:rsid="00293be1" style:font-size-asian="11pt" style:font-weight-asian="bold"/>
    </style:style>
    <style:style style:name="T30" style:family="text">
      <style:text-properties style:font-name="Calibri" fo:font-size="11pt" fo:language="en" fo:country="none" fo:font-weight="bold" officeooo:rsid="002a7779" style:font-size-asian="11pt" style:font-weight-asian="bold"/>
    </style:style>
    <style:style style:name="T31" style:family="text">
      <style:text-properties style:font-name="Calibri" fo:font-size="11pt" fo:language="en" fo:country="none" fo:font-weight="bold" officeooo:rsid="002a79b4" style:font-size-asian="11pt" style:font-weight-asian="bold"/>
    </style:style>
    <style:style style:name="T32" style:family="text">
      <style:text-properties style:font-name="Calibri" fo:font-size="11pt" fo:language="en" fo:country="none" fo:font-weight="bold" officeooo:rsid="002ce31c" style:font-size-asian="11pt" style:font-weight-asian="bold"/>
    </style:style>
    <style:style style:name="T33" style:family="text">
      <style:text-properties style:font-name="Calibri" fo:font-size="11pt" fo:language="en" fo:country="none" fo:font-weight="bold" officeooo:rsid="002fdaf4" style:font-size-asian="11pt" style:font-weight-asian="bold"/>
    </style:style>
    <style:style style:name="T34" style:family="text">
      <style:text-properties style:font-name="Calibri" fo:font-size="11pt" fo:language="en" fo:country="none" fo:font-weight="bold" officeooo:rsid="00304d6e" style:font-size-asian="11pt" style:font-weight-asian="bold"/>
    </style:style>
    <style:style style:name="T35" style:family="text">
      <style:text-properties style:font-name="Calibri" fo:font-size="11pt" fo:language="en" fo:country="none" fo:font-weight="bold" officeooo:rsid="00331e06" style:font-size-asian="11pt" style:font-weight-asian="bold"/>
    </style:style>
    <style:style style:name="T36" style:family="text">
      <style:text-properties style:font-name="Calibri" fo:font-size="11pt" fo:language="en" fo:country="none" fo:font-weight="bold" officeooo:rsid="0036d737" style:font-size-asian="11pt" style:font-weight-asian="bold"/>
    </style:style>
    <style:style style:name="T37" style:family="text">
      <style:text-properties style:font-name="Calibri" fo:font-size="11pt" fo:language="en" fo:country="none" fo:font-weight="bold" officeooo:rsid="00385ec8" style:font-size-asian="11pt" style:font-weight-asian="bold"/>
    </style:style>
    <style:style style:name="T38" style:family="text">
      <style:text-properties style:font-name="Calibri" fo:font-size="11pt" fo:language="en" fo:country="none" fo:font-weight="bold" officeooo:rsid="003ad3b2" style:font-size-asian="11pt" style:font-weight-asian="bold"/>
    </style:style>
    <style:style style:name="T39" style:family="text">
      <style:text-properties style:font-name="Calibri" fo:font-size="11pt" fo:language="en" fo:country="none" fo:font-weight="bold" officeooo:rsid="003c9c6c" style:font-size-asian="11pt" style:font-weight-asian="bold"/>
    </style:style>
    <style:style style:name="T40" style:family="text">
      <style:text-properties style:font-name="Calibri" fo:font-size="11pt" fo:language="en" fo:country="none" fo:font-weight="bold" officeooo:rsid="00412da6" style:font-size-asian="11pt" style:font-weight-asian="bold"/>
    </style:style>
    <style:style style:name="T41" style:family="text">
      <style:text-properties style:font-name="Calibri" fo:font-size="11pt" fo:language="en" fo:country="none" fo:font-weight="bold" officeooo:rsid="00430417" style:font-size-asian="11pt" style:font-weight-asian="bold"/>
    </style:style>
    <style:style style:name="T42" style:family="text">
      <style:text-properties style:font-name="Calibri" fo:font-size="11pt" fo:language="en" fo:country="none" fo:font-weight="bold" officeooo:rsid="004631aa" style:font-size-asian="11pt" style:font-weight-asian="bold"/>
    </style:style>
    <style:style style:name="T43" style:family="text">
      <style:text-properties fo:font-weight="bold" officeooo:rsid="0021c59e" style:font-weight-asian="bold"/>
    </style:style>
    <style:style style:name="T44" style:family="text">
      <style:text-properties officeooo:rsid="00141a83"/>
    </style:style>
    <style:style style:name="T45" style:family="text">
      <style:text-properties officeooo:rsid="001ba1ba"/>
    </style:style>
    <style:style style:name="T46" style:family="text">
      <style:text-properties officeooo:rsid="001c123a"/>
    </style:style>
    <style:style style:name="T47" style:family="text">
      <style:text-properties officeooo:rsid="001e5ad8"/>
    </style:style>
    <style:style style:name="T48" style:family="text">
      <style:text-properties officeooo:rsid="0021c59e"/>
    </style:style>
    <style:style style:name="T49"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50"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51"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52"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53"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54"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55"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56"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57"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58"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59" style:family="text">
      <style:text-properties officeooo:rsid="00293be1"/>
    </style:style>
    <style:style style:name="T60" style:family="text">
      <style:text-properties officeooo:rsid="002a7779"/>
    </style:style>
    <style:style style:name="T61" style:family="text">
      <style:text-properties officeooo:rsid="002a79b4"/>
    </style:style>
    <style:style style:name="T62" style:family="text">
      <style:text-properties officeooo:rsid="002c55c2"/>
    </style:style>
    <style:style style:name="T63" style:family="text">
      <style:text-properties officeooo:rsid="002ca1fc"/>
    </style:style>
    <style:style style:name="T64" style:family="text">
      <style:text-properties officeooo:rsid="002fdaf4"/>
    </style:style>
    <style:style style:name="T65" style:family="text">
      <style:text-properties officeooo:rsid="00304d6e"/>
    </style:style>
    <style:style style:name="T66" style:family="text">
      <style:text-properties officeooo:rsid="003240a0"/>
    </style:style>
    <style:style style:name="T67" style:family="text">
      <style:text-properties officeooo:rsid="00331e06"/>
    </style:style>
    <style:style style:name="T68" style:family="text">
      <style:text-properties officeooo:rsid="0036d737"/>
    </style:style>
    <style:style style:name="T69" style:family="text">
      <style:text-properties officeooo:rsid="00385ec8"/>
    </style:style>
    <style:style style:name="T70" style:family="text">
      <style:text-properties officeooo:rsid="0038e870"/>
    </style:style>
    <style:style style:name="T71" style:family="text">
      <style:text-properties officeooo:rsid="003ad3b2"/>
    </style:style>
    <style:style style:name="T72" style:family="text">
      <style:text-properties officeooo:rsid="003c9c6c"/>
    </style:style>
    <style:style style:name="T73" style:family="text">
      <style:text-properties officeooo:rsid="00412da6"/>
    </style:style>
    <style:style style:name="T74" style:family="text">
      <style:text-properties officeooo:rsid="00430417"/>
    </style:style>
    <style:style style:name="T75" style:family="text">
      <style:text-properties officeooo:rsid="00459b08"/>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ML <text:s/><text:span text:style-name="T45">Environment Generator</text:span></text:p>
      <text:p text:style-name="P1">The overall goal of this exercise is to create two adversarial AI's. One to generate 3d platformer levels, and the other to traverse them.</text:p>
      <text:p text:style-name="P1"/>
      <text:p text:style-name="P3"><text:span text:style-name="T26">PPO_00 </text:span><text:span text:style-name="T1">- first attempt </text:span></text:p>
      <text:p text:style-name="P1">mlagents-learn EnvironmentBehavior.yaml --run-id=<text:span text:style-name="T46">Env_</text:span>PPO_00 </text:p>
      <text:p text:style-name="P3"><text:span text:style-name="T26">Result - </text:span><text:span text:style-name="T1"><text:s/></text:span><text:span text:style-name="T2">Trained much better than expected, but very slowly due to multiple object instatiations.</text:span></text:p>
      <text:p text:style-name="P1"/>
      <text:p text:style-name="P3"><text:span text:style-name="T26">PPO_01 –</text:span><text:span text:style-name="T1"> </text:span><text:span text:style-name="T3">Scaled reward to steps.</text:span></text:p>
      <text:p text:style-name="P6">mlagents-learn EnvironmentBehavior.yaml --run-id=<text:span text:style-name="T46">Env_</text:span>PPO_0<text:span text:style-name="T46">1</text:span></text:p>
      <text:p text:style-name="P3"><text:span text:style-name="T26">Result - </text:span><text:span text:style-name="T1"><text:s/></text:span><text:span text:style-name="T4">Trained well</text:span></text:p>
      <text:p text:style-name="P1"/>
      <text:p text:style-name="P3"><text:span text:style-name="T26">PPO_02 –</text:span><text:span text:style-name="T1"> </text:span><text:span text:style-name="T4">Added pooling system. Other optimizations. Trained from build.</text:span></text:p>
      <text:p text:style-name="P7">mlagents-learn EnvironmentBehavior.yaml --run-id=<text:span text:style-name="T46">Env_</text:span>PPO_0<text:span text:style-name="T47">2 </text:span><text:span text:style-name="T44">--env=../Builds </text:span></text:p>
      <text:p text:style-name="P3"><text:span text:style-name="T26">Result - </text:span><text:span text:style-name="T1"><text:s/></text:span><text:span text:style-name="T5">Was getting incorrect values from gaussian function</text:span></text:p>
      <text:p text:style-name="P3"><text:span text:style-name="T5"/></text:p>
      <text:p text:style-name="P26"><text:span text:style-name="T26">PPO_0</text:span><text:span text:style-name="T27">3</text:span><text:span text:style-name="T26">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3213417360" text:style-name="L1">
        <text:list-item>
          <text:p text:style-name="P27"><text:span text:style-name="T7">Changed learning rate </text:span><text:span text:style-name="T8">schedule</text:span><text:span text:style-name="T7"> to linear from constant.</text:span></text:p>
        </text:list-item>
      </text:list>
      <text:p text:style-name="P25"><text:span text:style-name="T27">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33"><text:span text:style-name="T26">PPO_0</text:span><text:span text:style-name="T28">4</text:span><text:span text:style-name="T26"> –</text:span><text:span text:style-name="T1"> </text:span><text:span text:style-name="T9">Trying a smaller </text:span><text:span text:style-name="T10">batch</text:span><text:span text:style-name="T9"> size since we’re using discrete actions</text:span></text:p>
      <text:list xml:id="list190248354141627" text:continue-numbering="true" text:style-name="L1">
        <text:list-item>
          <text:p text:style-name="P28"><text:span text:style-name="T7">Cha</text:span><text:span text:style-name="T9">nged </text:span><text:span text:style-name="T10">batch</text:span><text:span text:style-name="T9"> size from 2048 to 256</text:span></text:p>
        </text:list-item>
      </text:list>
      <text:p text:style-name="P8"><text:span text:style-name="T43">Result - </text:span><text:span text:style-name="T48"><text:s/></text:span><text:span text:style-name="T59">Results were identical to the last test.</text:span></text:p>
      <text:p text:style-name="P34"><text:soft-page-break/><text:span text:style-name="T26">PPO_0</text:span><text:span text:style-name="T29">5</text:span><text:span text:style-name="T26"> –</text:span><text:span text:style-name="T1"> </text:span><text:span text:style-name="T11">Removed all of the position observations</text:span></text:p>
      <text:p text:style-name="P9"><text:span text:style-name="T43">Result - </text:span><text:span text:style-name="T48"><text:s/></text:span><text:span text:style-name="T59">Results </text:span><text:span text:style-name="T60">were similar to last test, with slighlty faster training. It seems that non-changing positional information isn’t necessary if the one hot encoded tile types are kept in order.</text:span></text:p>
      <text:p text:style-name="P9"/>
      <text:p text:style-name="P35"><text:span text:style-name="T26">PPO_0</text:span><text:span text:style-name="T30">6</text:span><text:span text:style-name="T26">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10"><text:span text:style-name="T43">Result - </text:span><text:span text:style-name="T48"><text:s/></text:span><text:span text:style-name="T59">Result </text:span><text:span text:style-name="T61">was a little worse than the previous run.</text:span></text:p>
      <text:p text:style-name="P10"/>
      <text:p text:style-name="P36"><text:span text:style-name="T26">PPO_0</text:span><text:span text:style-name="T31">7</text:span><text:span text:style-name="T26"> –</text:span><text:span text:style-name="T1"> </text:span><text:span text:style-name="T13">Encoding position data as 3 discrete actions spaces (x,y,z) with 10,1,10 options each, which corresponds with the 10x10 grid.</text:span></text:p>
      <text:p text:style-name="P11"><text:span text:style-name="T43">Result - </text:span><text:span text:style-name="T48"><text:s/></text:span><text:span text:style-name="T62">Trained well and was simpler to implement.</text:span></text:p>
      <text:p text:style-name="P11"/>
      <text:p text:style-name="P37"><text:span text:style-name="T26">PPO_0</text:span><text:span text:style-name="T32">8</text:span><text:span text:style-name="T26"> –</text:span><text:span text:style-name="T1"> </text:span><text:span text:style-name="T14">Randomizing path length from 3 to 20</text:span></text:p>
      <text:list xml:id="list190249105832416" text:continue-numbering="true" text:style-name="L1">
        <text:list-item>
          <text:p text:style-name="P29"><text:span text:style-name="T7">Cha</text:span><text:span text:style-name="T9">nged </text:span><text:span text:style-name="T14">max steps from 10M to 20M</text:span></text:p>
        </text:list-item>
      </text:list>
      <text:p text:style-name="P12"><text:span text:style-name="T43">Result - </text:span><text:span text:style-name="T48"><text:s/></text:span><text:span text:style-name="T59">Resul</text:span><text:span text:style-name="T63">ts were a little worse than previous attemps, but was still slowly improving at 20M samples. Will add slope as an observation.</text:span></text:p>
      <text:p text:style-name="P12"/>
      <text:p text:style-name="P38"><text:span text:style-name="T26">PPO_0</text:span><text:span text:style-name="T32">9</text:span><text:span text:style-name="T26"> –</text:span><text:span text:style-name="T1"> </text:span><text:span text:style-name="T15">Hyperparamter tuning to make the agent a bit more short sighted</text:span></text:p>
      <text:list xml:id="list190247475453166" text:continue-numbering="true" text:style-name="L1">
        <text:list-item>
          <text:p text:style-name="P30"><text:span text:style-name="T7">Cha</text:span><text:span text:style-name="T9">nged </text:span><text:span text:style-name="T15">time horizon from 128 to 32</text:span></text:p>
        </text:list-item>
        <text:list-item>
          <text:p text:style-name="P49"><text:span text:style-name="T1">Changed buffer size from </text:span><text:span text:style-name="T49">81920</text:span><text:span text:style-name="T51"> to 10000</text:span></text:p>
        </text:list-item>
        <text:list-item>
          <text:p text:style-name="P51"><text:span text:style-name="T1">Upped num envs from 4 to 6</text:span></text:p>
        </text:list-item>
      </text:list>
      <text:p text:style-name="P13"><text:span text:style-name="T43">Result - </text:span><text:span text:style-name="T48"><text:s/></text:span><text:span text:style-name="T64">Initially trained a bit faster, but failed to improve over previous attemps</text:span></text:p>
      <text:p text:style-name="P3"><text:span text:style-name="T1"/></text:p>
      <text:p text:style-name="P39"><text:span text:style-name="T26">PPO_</text:span><text:span text:style-name="T33">10</text:span><text:span text:style-name="T26"> –</text:span><text:span text:style-name="T1"> </text:span><text:span text:style-name="T16">Added a target path legth slope to hopefully help guide the agent to the target path length</text:span></text:p>
      <text:p text:style-name="P14"><text:span text:style-name="T43">Result - </text:span><text:span text:style-name="T48"><text:s/></text:span><text:span text:style-name="T65">Trained remarkably well. Not perfect though.</text:span></text:p>
      <text:p text:style-name="P1"/>
      <text:p text:style-name="P40"><text:soft-page-break/><text:span text:style-name="T26">PPO_</text:span><text:span text:style-name="T34">11</text:span><text:span text:style-name="T26"> –</text:span><text:span text:style-name="T1"> </text:span><text:span text:style-name="T15">Hyperparamter tuning. </text:span><text:span text:style-name="T18">Might try increasing beta on next run</text:span></text:p>
      <text:list xml:id="list190248457717565" text:continue-numbering="true" text:style-name="L1">
        <text:list-item>
          <text:p text:style-name="P31"><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59"><text:span text:style-name="T17">C</text:span><text:span text:style-name="T1">hanged batch size from 256 to 512</text:span></text:p>
        </text:list-item>
        <text:list-item>
          <text:p text:style-name="P50"><text:span text:style-name="T1">Changed buffer size from </text:span><text:span text:style-name="T50">10000 to 30000</text:span></text:p>
        </text:list-item>
      </text:list>
      <text:p text:style-name="P15"><text:span text:style-name="T43">Result - </text:span><text:span text:style-name="T48"><text:s/></text:span><text:span text:style-name="T66">Results were similar to previous attempt.</text:span></text:p>
      <text:p text:style-name="P3"><text:span text:style-name="T1"/></text:p>
      <text:p text:style-name="P41"><text:span text:style-name="T26">PPO_</text:span><text:span text:style-name="T34">1</text:span><text:span text:style-name="T35">2</text:span><text:span text:style-name="T26"> –</text:span><text:span text:style-name="T1"> </text:span><text:span text:style-name="T19">Trying a deeper network</text:span></text:p>
      <text:list xml:id="list190249352211156" text:continue-numbering="true" text:style-name="L1">
        <text:list-item>
          <text:p text:style-name="P32"><text:span text:style-name="T7">Cha</text:span><text:span text:style-name="T9">nged </text:span><text:span text:style-name="T52">num layers from 2 to 5</text:span></text:p>
        </text:list-item>
      </text:list>
      <text:p text:style-name="P16"><text:span text:style-name="T43">Result - </text:span><text:span text:style-name="T48"><text:s/></text:span><text:span text:style-name="T68">About the same</text:span></text:p>
      <text:p text:style-name="P16"/>
      <text:p text:style-name="P42"><text:span text:style-name="T26">PPO_</text:span><text:span text:style-name="T36">13</text:span><text:span text:style-name="T26"> –</text:span><text:span text:style-name="T1"> </text:span><text:span text:style-name="T19">Trying a deeper network</text:span></text:p>
      <text:list xml:id="list190247762816057" text:continue-numbering="true" text:style-name="L1">
        <text:list-item>
          <text:p text:style-name="P60"><text:span text:style-name="T52">Changed batch size from </text:span><text:span text:style-name="T53">512 to 256</text:span></text:p>
        </text:list-item>
        <text:list-item>
          <text:p text:style-name="P60"><text:span text:style-name="T53">Changed buffer size from 30000 to 2048</text:span></text:p>
        </text:list-item>
      </text:list>
      <text:p text:style-name="P17"><text:span text:style-name="T43">Result - </text:span><text:span text:style-name="T48"><text:s/></text:span><text:span text:style-name="T69">No real difference.</text:span></text:p>
      <text:p text:style-name="P17"/>
      <text:p text:style-name="P43"><text:span text:style-name="T37">SAC</text:span><text:span text:style-name="T26">_</text:span><text:span text:style-name="T37">01</text:span><text:span text:style-name="T26"> –</text:span><text:span text:style-name="T1"> </text:span><text:span text:style-name="T19">Trying </text:span><text:span text:style-name="T20">a copy of the hallway network</text:span></text:p>
      <text:list xml:id="list190248704689416" text:continue-numbering="true" text:style-name="L1">
        <text:list-item>
          <text:p text:style-name="P61"><text:span text:style-name="T52">Changed </text:span><text:span text:style-name="T54">num env from 6 to 4</text:span></text:p>
        </text:list-item>
      </text:list>
      <text:p text:style-name="P18"><text:span text:style-name="T43">Result - </text:span><text:span text:style-name="T48"><text:s/></text:span><text:span text:style-name="T70">Failed. Going to try restructuring the environment so that the agent has an existential cost and the episode ends as soon as a path is found.</text:span></text:p>
      <text:p text:style-name="P18"/>
      <text:p text:style-name="P44"><text:span text:style-name="T26">PPO_</text:span><text:span text:style-name="T36">1</text:span><text:span text:style-name="T38">4</text:span><text:span text:style-name="T26"> –</text:span><text:span text:style-name="T1"> </text:span><text:span text:style-name="T21">Restructured reward. 1 on finding path, small existential otherwise</text:span></text:p>
      <text:p text:style-name="P19"><text:span text:style-name="T19">mlagents-learn EnvironmentBehavior.yaml --run-id=</text:span><text:span text:style-name="T46">Env_</text:span><text:span text:style-name="T19">PPO_</text:span><text:span text:style-name="T71">1</text:span><text:span text:style-name="T47">2 </text:span><text:span text:style-name="T44">--env=../Builds --</text:span><text:span text:style-name="T71">num-env=6</text:span></text:p>
      <text:list xml:id="list190248605525749" text:continue-numbering="true" text:style-name="L1">
        <text:list-item>
          <text:p text:style-name="P62"><text:span text:style-name="T52">Changed batch size from </text:span><text:span text:style-name="T55">256</text:span><text:span text:style-name="T53"> to </text:span><text:span text:style-name="T55">512</text:span></text:p>
        </text:list-item>
        <text:list-item>
          <text:p text:style-name="P62"><text:span text:style-name="T53">Changed buffer size from </text:span><text:span text:style-name="T55">2048</text:span><text:span text:style-name="T53"> to </text:span><text:span text:style-name="T55">30000</text:span></text:p>
        </text:list-item>
        <text:list-item>
          <text:p text:style-name="P66"><text:span text:style-name="T51">Changed num layers from 5 to 2</text:span></text:p>
        </text:list-item>
      </text:list>
      <text:p text:style-name="P19"><text:span text:style-name="T43">Result - </text:span><text:span text:style-name="T48"><text:s/></text:span><text:span text:style-name="T72">Did not train.</text:span></text:p>
      <text:p text:style-name="P45"><text:soft-page-break/><text:span text:style-name="T26">PPO_</text:span><text:span text:style-name="T36">1</text:span><text:span text:style-name="T39">5</text:span><text:span text:style-name="T26"> –</text:span><text:span text:style-name="T1"> </text:span><text:span text:style-name="T22">Hyperparameter tuning</text:span></text:p>
      <text:p text:style-name="P20"><text:span text:style-name="T67">mlagents-learn EnvironmentBehavior.yaml --run-id=</text:span><text:span text:style-name="T46">Env_</text:span><text:span text:style-name="T67">PPO_</text:span><text:span text:style-name="T71">1</text:span><text:span text:style-name="T72">5</text:span><text:span text:style-name="T47"> </text:span><text:span text:style-name="T44">--env=../Builds --</text:span><text:span text:style-name="T71">num-env=6</text:span></text:p>
      <text:list xml:id="list190249250318982" text:continue-numbering="true" text:style-name="L1">
        <text:list-item>
          <text:p text:style-name="P63"><text:span text:style-name="T52">Changed batch size from </text:span><text:span text:style-name="T56">512</text:span><text:span text:style-name="T53"> to </text:span><text:span text:style-name="T56">2048</text:span></text:p>
        </text:list-item>
        <text:list-item>
          <text:p text:style-name="P63"><text:span text:style-name="T53">Changed buffer size from </text:span><text:span text:style-name="T55">30000 </text:span><text:span text:style-name="T56">to 20480</text:span></text:p>
        </text:list-item>
        <text:list-item>
          <text:p text:style-name="P52">Normalize to true</text:p>
        </text:list-item>
        <text:list-item>
          <text:p text:style-name="P52">hidden units from 256 to 512</text:p>
        </text:list-item>
        <text:list-item>
          <text:p text:style-name="P56">Max steps from 20M to 10M</text:p>
        </text:list-item>
        <text:list-item>
          <text:p text:style-name="P56">Time horizon from 64 to 1000</text:p>
        </text:list-item>
      </text:list>
      <text:p text:style-name="P20"><text:span text:style-name="T43">Result - </text:span><text:span text:style-name="T48"><text:s/></text:span><text:span text:style-name="T72">Did not </text:span><text:span text:style-name="T73">train</text:span></text:p>
      <text:p text:style-name="P20"/>
      <text:p text:style-name="P46"><text:span text:style-name="T26">PPO_</text:span><text:span text:style-name="T36">1</text:span><text:span text:style-name="T40">6</text:span><text:span text:style-name="T26"> –</text:span><text:span text:style-name="T1"> </text:span><text:span text:style-name="T23">Overhaul of observations and actions. Agent can now act on every unlocked node in the grid at each step.</text:span></text:p>
      <text:p text:style-name="P21"><text:span text:style-name="T43">Result - </text:span><text:span text:style-name="T48"><text:s/></text:span><text:span text:style-name="T72">Did n</text:span><text:span text:style-name="T74">ot train</text:span></text:p>
      <text:p text:style-name="P21"/>
      <text:p text:style-name="P47"><text:span text:style-name="T26">PPO_</text:span><text:span text:style-name="T36">1</text:span><text:span text:style-name="T41">7</text:span><text:span text:style-name="T26"> –</text:span><text:span text:style-name="T1"> </text:span><text:span text:style-name="T22">Hyperparameter tuning. </text:span><text:span text:style-name="T24">There may be an issue with normalizing observations that are already <text:s/>in -1 to 1 range.</text:span></text:p>
      <text:p text:style-name="P22"><text:span text:style-name="T67">mlagents-learn EnvironmentBehavior.yaml --run-id=</text:span><text:span text:style-name="T46">Env_</text:span><text:span text:style-name="T67">PPO_</text:span><text:span text:style-name="T71">1</text:span><text:span text:style-name="T72">5</text:span><text:span text:style-name="T47"> </text:span><text:span text:style-name="T44">--env=../Builds --</text:span><text:span text:style-name="T71">num-env=6</text:span></text:p>
      <text:list xml:id="list190248210536541" text:continue-numbering="true" text:style-name="L1">
        <text:list-item>
          <text:p text:style-name="P64"><text:span text:style-name="T52">Changed </text:span><text:span text:style-name="T57">hidden units from 512 to 128</text:span></text:p>
        </text:list-item>
        <text:list-item>
          <text:p text:style-name="P57"><text:span text:style-name="T72">t</text:span>ime horizon from 1000 to 100</text:p>
        </text:list-item>
        <text:list-item>
          <text:p text:style-name="P53">Normalize to <text:span text:style-name="T74">false</text:span></text:p>
        </text:list-item>
      </text:list>
      <text:p text:style-name="P54"><text:span text:style-name="T43">Result - </text:span><text:span text:style-name="T48"><text:s/></text:span><text:span text:style-name="T72">Did n</text:span><text:span text:style-name="T74">ot train. </text:span><text:span text:style-name="T75">Agent may not like having to make 101 decisions each tick.</text:span></text:p>
      <text:p text:style-name="P54"/>
      <text:p text:style-name="P48"><text:span text:style-name="T26">PPO_</text:span><text:span text:style-name="T36">1</text:span><text:span text:style-name="T42">8</text:span><text:span text:style-name="T26"> –</text:span><text:span text:style-name="T1"> </text:span><text:span text:style-name="T25">Reverted to single discrete action space with 100 choices on a 10x10 grid.</text:span></text:p>
      <text:p text:style-name="P23"><text:span text:style-name="T67">mlagents-learn EnvironmentBehavior.yaml --run-id=</text:span><text:span text:style-name="T46">Env_</text:span><text:span text:style-name="T67">PPO_</text:span><text:span text:style-name="T71">1</text:span><text:span text:style-name="T72">5</text:span><text:span text:style-name="T47"> </text:span><text:span text:style-name="T44">--env=../Builds --</text:span><text:span text:style-name="T71">num-env=6</text:span></text:p>
      <text:list xml:id="list190247888446147" text:continue-numbering="true" text:style-name="L1">
        <text:list-item>
          <text:p text:style-name="P65"><text:span text:style-name="T52">Changed </text:span><text:span text:style-name="T58">num envs from 4 to 8</text:span></text:p>
        </text:list-item>
      </text:list>
      <text:p text:style-name="P55"><text:span text:style-name="T43">Result - </text:span><text:span text:style-name="T48"><text:s/></text:span><text:span text:style-name="T72">Did n</text:span><text:span text:style-name="T74">ot 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1T19:02:47.340000000</dc:date>
    <meta:editing-duration>P6DT1H27M19S</meta:editing-duration>
    <meta:editing-cycles>44</meta:editing-cycles>
    <meta:generator>LibreOffice/7.0.4.2$Windows_X86_64 LibreOffice_project/dcf040e67528d9187c66b2379df5ea4407429775</meta:generator>
    <meta:document-statistic meta:table-count="0" meta:image-count="0" meta:object-count="0" meta:page-count="4" meta:paragraph-count="75" meta:word-count="788" meta:character-count="4678" meta:non-whitespace-character-count="3962"/>
  </office:meta>
</office:document-meta>
</file>